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5by7" svg:font-family="5by7" style:font-pitch="variable"/>
    <style:font-face style:name="Alte DIN 1451 Mittelschrift gep" svg:font-family="'Alte DIN 1451 Mittelschrift gep'" style:font-family-generic="swiss" style:font-pitch="variable"/>
    <style:font-face style:name="BPdotsDiamond" svg:font-family="BPdotsDiamond" style:font-family-generic="modern" style:font-pitch="variable"/>
    <style:font-face style:name="Bahnschrift" svg:font-family="Bahnschrift" style:font-family-generic="swiss" style:font-pitch="variable"/>
    <style:font-face style:name="Basketball" svg:font-family="Basketball" style:font-family-generic="modern" style:font-pitch="variable"/>
    <style:font-face style:name="Dotrice Condensed" svg:font-family="'Dotrice Condensed'" style:font-family-generic="decorative" style:font-pitch="fixed"/>
    <style:font-face style:name="Forte" svg:font-family="Forte" style:font-family-generic="script" style:font-pitch="variable"/>
    <style:font-face style:name="Haettenschweiler" svg:font-family="Haettenschweiler" style:font-family-generic="swiss" style:font-pitch="variable"/>
    <style:font-face style:name="Harlow Solid Italic" svg:font-family="'Harlow Solid Italic'" style:font-family-generic="decorative" style:font-pitch="variable"/>
    <style:font-face style:name="Inlanders" svg:font-family="Inlander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Minecart LCD" svg:font-family="'Minecart LCD'" style:font-pitch="variable"/>
    <style:font-face style:name="Name Smile" svg:font-family="'Name Smile'" style:font-pitch="variable"/>
    <style:font-face style:name="Noto Sans" svg:font-family="'Noto Sans'" style:font-family-generic="roman" style:font-pitch="variable"/>
    <style:font-face style:name="Perfect DOS VGA 437 Win" svg:font-family="'Perfect DOS VGA 437 Win'" style:font-family-generic="modern" style:font-pitch="fixed"/>
    <style:font-face style:name="Sans Fransisco" svg:font-family="'Sans Fransisco'" style:font-family-generic="swiss" style:font-pitch="variable"/>
    <style:font-face style:name="Schluber" svg:font-family="Schluber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8.39cm"/>
      <style:paragraph-properties style:writing-mode="lr-tb"/>
    </style:style>
    <style:style style:name="gr6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1.31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8.358cm" fo:padding-top="0.141cm" fo:padding-bottom="0.141cm" fo:padding-left="0.266cm" fo:padding-right="0.266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1.278cm" fo:padding-top="0.141cm" fo:padding-bottom="0.141cm" fo:padding-left="0.266cm" fo:padding-right="0.266cm"/>
      <style:paragraph-properties style:writing-mode="lr-tb"/>
    </style:style>
    <style:style style:name="gr9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11.565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11.533cm" fo:padding-top="0.141cm" fo:padding-bottom="0.141cm" fo:padding-left="0.266cm" fo:padding-right="0.266cm"/>
      <style:paragraph-properties style:writing-mode="lr-tb"/>
    </style:style>
    <style:style style:name="gr11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7.025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6.993cm" fo:padding-top="0.141cm" fo:padding-bottom="0.141cm" fo:padding-left="0.266cm" fo:padding-right="0.266cm"/>
      <style:paragraph-properties style:writing-mode="lr-tb"/>
    </style:style>
    <style:style style:name="gr13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2.992cm"/>
      <style:paragraph-properties style:writing-mode="lr-tb"/>
    </style:style>
    <style:style style:name="gr14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15.598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15.566cm" fo:padding-top="0.141cm" fo:padding-bottom="0.141cm" fo:padding-left="0.266cm" fo:padding-right="0.266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2.96cm" fo:padding-top="0.141cm" fo:padding-bottom="0.141cm" fo:padding-left="0.266cm" fo:padding-right="0.266cm"/>
      <style:paragraph-properties style:writing-mode="lr-tb"/>
    </style:style>
    <style:style style:name="gr17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9.342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9.31cm" fo:padding-top="0.141cm" fo:padding-bottom="0.141cm" fo:padding-left="0.266cm" fo:padding-right="0.266cm"/>
      <style:paragraph-properties style:writing-mode="lr-tb"/>
    </style:style>
    <style:style style:name="gr19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9.248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bottom" draw:auto-grow-height="false" fo:min-height="0.67cm" fo:min-width="9.216cm" fo:padding-top="0.141cm" fo:padding-bottom="0.141cm" fo:padding-left="0.266cm" fo:padding-right="0.266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1cm" draw:marker-end-width="0.251cm" draw:fill="hatch" draw:fill-color="#ffb6c1" draw:fill-hatch-name="Red_20_45_20_Degrees" draw:textarea-horizontal-align="justify" draw:textarea-vertical-align="bottom" draw:auto-grow-height="false" fo:min-height="0.67cm" fo:min-width="6.993cm" fo:padding-top="0.141cm" fo:padding-bottom="0.141cm" fo:padding-left="0.266cm" fo:padding-right="0.266cm"/>
      <style:paragraph-properties style:writing-mode="lr-tb"/>
    </style:style>
    <style:style style:name="gr22" style:family="graphic" style:parent-style-name="standard">
      <style:graphic-properties svg:stroke-color="#000000" draw:fill-color="#ffb6c1" draw:textarea-horizontal-align="justify" draw:textarea-vertical-align="bottom" draw:auto-grow-height="false" fo:min-height="0.702cm" fo:min-width="19.09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1cm" draw:marker-end-width="0.251cm" draw:fill="none" draw:fill-color="#ffb6c1" draw:textarea-horizontal-align="justify" draw:textarea-vertical-align="top" draw:auto-grow-height="false" fo:min-height="9.465cm" fo:min-width="19.058cm" fo:padding-top="0.141cm" fo:padding-bottom="0.141cm" fo:padding-left="0.266cm" fo:padding-right="0.266cm"/>
      <style:paragraph-properties style:writing-mode="lr-tb"/>
    </style:style>
    <style:style style:name="P1" style:family="paragraph">
      <style:text-properties fo:color="#c9211e" loext:opacity="100%" style:font-name="Schluber" fo:font-size="72pt" fo:font-style="italic" style:font-size-asian="72pt" style:font-style-asian="italic" style:font-size-complex="72pt" style:font-style-complex="italic"/>
    </style:style>
    <style:style style:name="P2" style:family="paragraph">
      <loext:graphic-properties draw:fill="none" draw:fill-color="#ffffff"/>
      <style:text-properties fo:color="#c9211e" loext:opacity="100%" style:font-name="Schluber" fo:font-size="72pt" fo:font-style="italic" style:font-size-asian="72pt" style:font-style-asian="italic" style:font-size-complex="72pt" style:font-style-complex="italic"/>
    </style:style>
    <style:style style:name="P3" style:family="paragraph">
      <style:text-properties style:font-name="5by7"/>
    </style:style>
    <style:style style:name="P4" style:family="paragraph">
      <loext:graphic-properties draw:fill="none" draw:fill-color="#ffffff"/>
      <style:text-properties style:font-name="5by7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b6c1"/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name="Minecart LCD"/>
    </style:style>
    <style:style style:name="P12" style:family="paragraph">
      <loext:graphic-properties draw:fill="none" draw:fill-color="#ffb6c1"/>
      <style:paragraph-properties fo:text-align="start"/>
      <style:text-properties style:font-name="Minecart LCD" fo:font-size="12pt" style:font-size-asian="12pt" style:font-size-complex="12pt"/>
    </style:style>
    <style:style style:name="P13" style:family="paragraph">
      <loext:graphic-properties draw:fill="hatch" draw:fill-color="#ffb6c1" draw:fill-hatch-name="Red_20_45_20_Degrees"/>
      <style:paragraph-properties fo:text-align="start"/>
      <style:text-properties style:font-name="Minecart LCD" fo:font-size="12pt" style:font-size-asian="12pt" style:font-size-complex="12pt"/>
    </style:style>
    <style:style style:name="T1" style:family="text">
      <style:text-properties style:font-name="Schluber" fo:font-size="72pt" fo:font-style="italic" style:font-size-asian="72pt" style:font-style-asian="italic" style:font-size-complex="72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Minecart LC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33cm" svg:height="2.749cm" svg:x="1cm" svg:y="1.108cm">
          <draw:text-box>
            <text:p text:style-name="P1"><text:span text:style-name="T1">KWLA</text:span></text:p>
          </draw:text-box>
        </draw:frame>
        <draw:frame draw:style-name="gr2" draw:text-style-name="P4" draw:layer="layout" svg:width="4.033cm" svg:height="0.953cm" svg:x="16.557cm" svg:y="1.952cm">
          <draw:text-box>
            <text:p text:style-name="P3">0 2 5 0 8</text:p>
          </draw:text-box>
        </draw:frame>
        <draw:frame draw:style-name="gr3" draw:text-style-name="P6" draw:layer="layout" svg:width="19.59cm" svg:height="0.962cm" svg:x="1cm" svg:y="3.54cm">
          <draw:text-box>
            <text:p text:style-name="P5"><text:span text:style-name="T2">RECORD OF TERMINATION WITH CAUSE</text:span></text:p>
          </draw:text-box>
        </draw:frame>
        <draw:frame draw:style-name="gr4" draw:text-style-name="P8" draw:layer="layout" svg:width="7.62cm" svg:height="0.962cm" svg:x="1cm" svg:y="5.118cm">
          <draw:text-box>
            <text:p text:style-name="P7"><text:span text:style-name="T3">PERSONAL INFORMATION</text:span></text:p>
          </draw:text-box>
        </draw:frame>
        <draw:custom-shape draw:style-name="gr5" draw:text-style-name="P10" draw:layer="layout" svg:width="8.89cm" svg:height="0.952cm" svg:x="1cm" svg:y="6.08cm">
          <text:p text:style-name="P9"><text:span text:style-name="T4">LAST 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8.89cm" svg:height="0.952cm" svg:x="9.89cm" svg:y="6.08cm">
          <text:p text:style-name="P9"><text:span text:style-name="T4">FIRST 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81cm" svg:height="0.952cm" svg:x="18.78cm" svg:y="6.08cm">
          <text:p text:style-name="P9"><text:span text:style-name="T4">M.I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89cm" svg:height="0.952cm" svg:x="9.89cm" svg:y="7.033cm">
          <text:p text:style-name="P11"><text:span text:style-name="T5"><text:s text:c="2"/></text:span><text:span text:style-name="T5">ENR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81cm" svg:height="0.952cm" svg:x="18.78cm" svg:y="7.032cm">
          <text:p text:style-name="P11"><text:span text:style-name="T5"><text:s/></text:span><text:span text:style-name="T5">-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89cm" svg:height="0.952cm" svg:x="1cm" svg:y="7.033cm">
          <text:p text:style-name="P11"><text:span text:style-name="T5"><text:s text:c="2"/></text:span><text:span text:style-name="T5">DIAZ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2.065cm" svg:height="0.952cm" svg:x="1cm" svg:y="7.985cm">
          <text:p text:style-name="P9"><text:span text:style-name="T4">ADDR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2.065cm" svg:height="0.952cm" svg:x="1cm" svg:y="8.937cm">
          <text:p text:style-name="P11"><text:span text:style-name="T5"><text:s text:c="2"/></text:span><text:span text:style-name="T5">NOT PROVID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2.065cm" svg:height="0.952cm" svg:x="1cm" svg:y="9.89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525cm" svg:height="0.952cm" svg:x="13.065cm" svg:y="7.985cm">
          <text:p text:style-name="P9"><text:span text:style-name="T4">PHONE NUMB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7.525cm" svg:height="0.952cm" svg:x="13.065cm" svg:y="8.937cm">
          <text:p text:style-name="P11"><text:span text:style-name="T5"><text:s/></text:span><text:span text:style-name="T5">(310) 481 7599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7.62cm" svg:height="0.962cm" svg:x="1cm" svg:y="11.327cm">
          <draw:text-box>
            <text:p text:style-name="P7"><text:span text:style-name="T3">EMPLOYMENT INFORMATION</text:span></text:p>
          </draw:text-box>
        </draw:frame>
        <draw:custom-shape draw:style-name="gr13" draw:text-style-name="P10" draw:layer="layout" svg:width="3.492cm" svg:height="0.952cm" svg:x="1cm" svg:y="12.43cm">
          <text:p text:style-name="P9"><text:span text:style-name="T4">E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6.098cm" svg:height="0.952cm" svg:x="4.492cm" svg:y="12.43cm">
          <text:p text:style-name="P9"><text:span text:style-name="T4">POSI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6.098cm" svg:height="0.952cm" svg:x="4.492cm" svg:y="13.383cm">
          <text:p text:style-name="P11"><text:span text:style-name="T5"><text:s/></text:span><text:span text:style-name="T5">BROADCAST EQUIPMENT TECHNICIAN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492cm" svg:height="0.952cm" svg:x="1cm" svg:y="13.383cm">
          <text:p text:style-name="P11"><text:span text:style-name="T5"><text:s text:c="2"/></text:span><text:span text:style-name="T5">3265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9.842cm" svg:height="0.952cm" svg:x="1cm" svg:y="14.336cm">
          <text:p text:style-name="P9"><text:span text:style-name="T4">HIRE D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842cm" svg:height="0.952cm" svg:x="1cm" svg:y="15.288cm">
          <text:p text:style-name="P11"><text:span text:style-name="T5"><text:s/></text:span><text:span text:style-name="T5">FEB. 14, 2022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9.748cm" svg:height="0.952cm" svg:x="10.842cm" svg:y="14.336cm">
          <text:p text:style-name="P9"><text:span text:style-name="T4">TERMINATION DAT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9.748cm" svg:height="0.952cm" svg:x="10.842cm" svg:y="15.288cm">
          <text:p text:style-name="P11"><text:span text:style-name="T5"><text:s/></text:span><text:span text:style-name="T5">JUN. 22, 2024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525cm" svg:height="0.952cm" svg:x="13.065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9.59cm" svg:height="0.952cm" svg:x="1cm" svg:y="16.24cm">
          <text:p text:style-name="P9"><text:span text:style-name="T4">REASON FOR TERMIN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9.59cm" svg:height="9.747cm" svg:x="1cm" svg:y="17.193cm">
          <text:p text:style-name="P11"><text:span text:style-name="T5"><text:s/></text:span><text:span text:style-name="T5">POOR PERFORMANCE / CHRONIC ABSENTEEISM</text:span></text:p>
          <text:p text:style-name="P11"><text:span text:style-name="T5"/></text:p>
          <text:p text:style-name="P11"><text:span text:style-name="T5"><text:tab/></text:span><text:span text:style-name="T5">Progress reports on resolving broadcast quality issues became irregular beginning May 12, last report dated May 22. Quality issues still not resolved. Absent from work 10/14 days beginning June 5, last seen in person June 19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5by7" svg:font-family="5by7" style:font-pitch="variable"/>
    <style:font-face style:name="Alte DIN 1451 Mittelschrift gep" svg:font-family="'Alte DIN 1451 Mittelschrift gep'" style:font-family-generic="swiss" style:font-pitch="variable"/>
    <style:font-face style:name="BPdotsDiamond" svg:font-family="BPdotsDiamond" style:font-family-generic="modern" style:font-pitch="variable"/>
    <style:font-face style:name="Bahnschrift" svg:font-family="Bahnschrift" style:font-family-generic="swiss" style:font-pitch="variable"/>
    <style:font-face style:name="Basketball" svg:font-family="Basketball" style:font-family-generic="modern" style:font-pitch="variable"/>
    <style:font-face style:name="Dotrice Condensed" svg:font-family="'Dotrice Condensed'" style:font-family-generic="decorative" style:font-pitch="fixed"/>
    <style:font-face style:name="Forte" svg:font-family="Forte" style:font-family-generic="script" style:font-pitch="variable"/>
    <style:font-face style:name="Haettenschweiler" svg:font-family="Haettenschweiler" style:font-family-generic="swiss" style:font-pitch="variable"/>
    <style:font-face style:name="Harlow Solid Italic" svg:font-family="'Harlow Solid Italic'" style:font-family-generic="decorative" style:font-pitch="variable"/>
    <style:font-face style:name="Inlanders" svg:font-family="Inlander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Minecart LCD" svg:font-family="'Minecart LCD'" style:font-pitch="variable"/>
    <style:font-face style:name="Name Smile" svg:font-family="'Name Smile'" style:font-pitch="variable"/>
    <style:font-face style:name="Noto Sans" svg:font-family="'Noto Sans'" style:font-family-generic="roman" style:font-pitch="variable"/>
    <style:font-face style:name="Perfect DOS VGA 437 Win" svg:font-family="'Perfect DOS VGA 437 Win'" style:font-family-generic="modern" style:font-pitch="fixed"/>
    <style:font-face style:name="Sans Fransisco" svg:font-family="'Sans Fransisco'" style:font-family-generic="swiss" style:font-pitch="variable"/>
    <style:font-face style:name="Schluber" svg:font-family="Schluber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1T14:27:52.551000000</meta:creation-date>
    <dc:date>2022-11-22T19:41:04.870000000</dc:date>
    <meta:editing-duration>PT15M35S</meta:editing-duration>
    <meta:editing-cycles>4</meta:editing-cycles>
    <meta:generator>LibreOffice/7.2.5.2$Windows_X86_64 LibreOffice_project/499f9727c189e6ef3471021d6132d4c694f357e5</meta:generator>
    <meta:document-statistic meta:object-count="27"/>
  </office:meta>
</office:document-meta>
</file>